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9-07T17:19:48.65975" calcext:value-type="date">
            <text:p>7 sept. 2025 - 17:19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/>
          <table:table-cell table:style-name="ce27" table:number-columns-repeated="2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7:19:32.933624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9-07T17:19:53.258703021</dc:date>
    <meta:editing-duration>P2DT17H33M41S</meta:editing-duration>
    <meta:editing-cycles>141</meta:editing-cycles>
    <meta:generator>LibreOffice/25.2.6.2$Linux_X86_64 LibreOffice_project/520$Build-2</meta:generator>
    <meta:print-date>2025-03-30T18:20:46.701524006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